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bb36" officeooo:paragraph-rsid="0030bb36"/>
    </style:style>
    <style:style style:name="P2" style:family="paragraph" style:parent-style-name="Text_20_body">
      <style:text-properties officeooo:rsid="00333d24" officeooo:paragraph-rsid="00333d24"/>
    </style:style>
    <style:style style:name="P3" style:family="paragraph" style:parent-style-name="Text_20_body">
      <style:text-properties officeooo:rsid="0034a058" officeooo:paragraph-rsid="0034a058"/>
    </style:style>
    <style:style style:name="P4" style:family="paragraph" style:parent-style-name="Text_20_body">
      <style:text-properties officeooo:rsid="0034a058" officeooo:paragraph-rsid="00352cbf"/>
    </style:style>
    <style:style style:name="P5" style:family="paragraph" style:parent-style-name="Heading_20_1" style:master-page-name="Right_20_Page">
      <style:paragraph-properties style:page-number="auto"/>
      <style:text-properties officeooo:rsid="00333d24" officeooo:paragraph-rsid="00333d24"/>
    </style:style>
    <style:style style:name="P6" style:family="paragraph" style:parent-style-name="Heading_20_2">
      <style:text-properties officeooo:paragraph-rsid="0031461a"/>
    </style:style>
    <style:style style:name="P7" style:family="paragraph" style:parent-style-name="Heading_20_3">
      <style:text-properties officeooo:rsid="00333d24" officeooo:paragraph-rsid="00333d24"/>
    </style:style>
    <style:style style:name="T1" style:family="text">
      <style:text-properties officeooo:rsid="0030bb36"/>
    </style:style>
    <style:style style:name="T2" style:family="text">
      <style:text-properties officeooo:rsid="0031461a"/>
    </style:style>
    <style:style style:name="T3" style:family="text">
      <style:text-properties officeooo:rsid="00333d24"/>
    </style:style>
    <style:style style:name="T4" style:family="text">
      <style:text-properties officeooo:rsid="00352cbf"/>
    </style:style>
    <style:style style:name="T5" style:family="text">
      <style:text-properties officeooo:rsid="003597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O <text:span text:style-name="T5">Holy Night</text:span></text:h>
      <text:p text:style-name="P6">(<text:span text:style-name="T3">Traditional</text:span>)</text:p>
      <text:p text:style-name="P7">[VERSE 1]</text:p>
      <text:p text:style-name="P3">G <text:s text:c="5"/>D <text:s text:c="9"/>C <text:s text:c="17"/>G</text:p>
      <text:p text:style-name="P3">O holy night, the stars are brightly shining;</text:p>
      <text:p text:style-name="P3"><text:s text:c="23"/>D7 <text:s text:c="11"/>G</text:p>
      <text:p text:style-name="P3">It is the night of the dear Savior s birth!</text:p>
      <text:p text:style-name="P3">G <text:s text:c="11"/>D <text:s text:c="7"/>C <text:s text:c="12"/>G</text:p>
      <text:p text:style-name="P3">Long lay the world in sin and error pining,</text:p>
      <text:p text:style-name="P3"><text:s text:c="10"/>Bm <text:s text:c="12"/>F#7 <text:s text:c="11"/>Bm</text:p>
      <text:p text:style-name="P3">Till He appeared and the soul felt its worth.</text:p>
      <text:p text:style-name="P3"><text:s text:c="2"/>D7 <text:s text:c="17"/>G <text:s text:c="11"/></text:p>
      <text:p text:style-name="P3">A thrill of hope, the weary soul rejoices,</text:p>
      <text:p text:style-name="P3"><text:s text:c="4"/>D7 <text:s text:c="13"/>G <text:s text:c="15"/></text:p>
      <text:p text:style-name="P3">For yonder breaks a new and glorious morn.</text:p>
      <text:p text:style-name="Heading_20_3">[CHORUS 1]</text:p>
      <text:p text:style-name="P3">Em <text:s text:c="10"/>Bm <text:s text:c="6"/>Am <text:s text:c="12"/>Em</text:p>
      <text:p text:style-name="P3">Fall on your knees, O hear the angel voices!</text:p>
      <text:p text:style-name="P3"><text:s text:c="2"/>G <text:s/>D7 <text:s text:c="2"/>G <text:s text:c="3"/>C <text:s/>G <text:s text:c="3"/><text:span text:style-name="T4">D7</text:span> <text:s text:c="14"/>G</text:p>
      <text:p text:style-name="P3">O night divine, O night when Christ was born!</text:p>
      <text:p text:style-name="P3"><text:s text:c="2"/>D7 <text:s text:c="4"/>G C <text:s text:c="4"/>G <text:s text:c="7"/>D7 <text:s text:c="4"/>G</text:p>
      <text:p text:style-name="P3">O night, divine, O night, o <text:span text:style-name="T4">holy night</text:span>!</text:p>
      <text:p text:style-name="Heading_20_3">[VERSE 2]</text:p>
      <text:p text:style-name="P3">G <text:s text:c="7"/>D <text:s text:c="11"/>C <text:s text:c="9"/>G</text:p>
      <text:p text:style-name="P3">Truly He taught us to love one another;</text:p>
      <text:p text:style-name="P3"><text:s text:c="24"/>D7 <text:s text:c="7"/>G</text:p>
      <text:p text:style-name="P3">His law is love and His Gospel is peace.</text:p>
      <text:p text:style-name="P3">G <text:s text:c="14"/>D <text:s text:c="12"/>C <text:s text:c="11"/>G</text:p>
      <text:p text:style-name="P3">Chains shall He break for the slave is our brother</text:p>
      <text:p text:style-name="P3"><text:s text:c="11"/>Bm <text:s text:c="8"/>F#7 <text:s text:c="11"/>Bm</text:p>
      <text:p text:style-name="P3">And in His Name all oppression shall cease.</text:p>
      <text:p text:style-name="P3"><text:s text:c="6"/>D7 <text:s text:c="13"/>G <text:s text:c="11"/></text:p>
      <text:p text:style-name="P3">Sweet hymns of joy in grateful chorus raise we,</text:p>
      <text:p text:style-name="P3"><text:s text:c="4"/>D7 <text:s text:c="11"/>G <text:s text:c="15"/></text:p>
      <text:p text:style-name="P3">Let all within us praise His holy Name!</text:p>
      <text:p text:style-name="Heading_20_3"><text:soft-page-break/>[CHORUS 2]</text:p>
      <text:p text:style-name="P3">Em <text:s text:c="11"/>Bm <text:s text:c="6"/>Am <text:s text:c="16"/>Em</text:p>
      <text:p text:style-name="P3">Christ is the Lord, Oh praise his name forever</text:p>
      <text:p text:style-name="P3"><text:s text:c="4"/>G <text:s/>D7 <text:s text:c="4"/>G <text:s/>C <text:s/>G <text:s text:c="2"/>D7 <text:s text:c="5"/>G</text:p>
      <text:p text:style-name="P3">His power and glory evermore proclaim</text:p>
      <text:p text:style-name="P4"><text:s text:c="4"/>D7 <text:s text:c="3"/>G <text:s text:c="2"/>C <text:s text:c="4"/>G <text:s text:c="2"/>D7 <text:s text:c="5"/>G</text:p>
      <text:p text:style-name="P4">His power and glory evermore proclai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2M26S</meta:editing-duration>
    <meta:editing-cycles>37</meta:editing-cycles>
    <meta:generator>LibreOffice/5.3.6.1$MacOSX_X86_64 LibreOffice_project/686f202eff87ef707079aeb7f485847613344eb7</meta:generator>
    <dc:title>Lyrics + Chords</dc:title>
    <dc:date>2017-11-17T15:40:00.154870000</dc:date>
    <meta:print-date>2017-04-03T12:23:29.985893000</meta:print-date>
    <meta:document-statistic meta:table-count="0" meta:image-count="0" meta:object-count="0" meta:page-count="2" meta:paragraph-count="42" meta:word-count="231" meta:character-count="1502" meta:non-whitespace-character-count="78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